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5" style:family="paragraph" style:parent-style-name="Standard"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7" style:family="paragraph" style:parent-style-name="Standard">
      <style:text-properties style:font-name="Calibri Light" fo:font-size="9pt" officeooo:rsid="0019ab4d" officeooo:paragraph-rsid="0019ab4d" style:font-size-asian="7.84999990463257pt" style:font-size-complex="9pt"/>
    </style:style>
    <style:style style:name="P8" style:family="paragraph" style:parent-style-name="Standard">
      <style:text-properties style:font-name="Calibri Light" fo:font-size="9pt" officeooo:rsid="001eed11" officeooo:paragraph-rsid="001eed11" style:font-size-asian="7.84999990463257pt" style:font-size-complex="9pt"/>
    </style:style>
    <style:style style:name="P9" style:family="paragraph" style:parent-style-name="Standard">
      <style:text-properties style:font-name="Consolas" fo:font-size="9pt" officeooo:rsid="001eed11" officeooo:paragraph-rsid="001eed11" style:font-size-asian="7.84999990463257pt" style:font-size-complex="9pt"/>
    </style:style>
    <style:style style:name="P10" style:family="paragraph" style:parent-style-name="Standard">
      <style:text-properties style:font-name="Consolas" fo:font-size="9pt" officeooo:rsid="001eed11" officeooo:paragraph-rsid="002676ac" style:font-size-asian="7.84999990463257pt" style:font-size-complex="9pt"/>
    </style:style>
    <style:style style:name="P11" style:family="paragraph" style:parent-style-name="Standard">
      <style:text-properties style:font-name="Consolas" fo:font-size="9pt" officeooo:rsid="0019ab4d" officeooo:paragraph-rsid="0019ab4d" style:font-size-asian="7.84999990463257pt" style:font-size-complex="9pt"/>
    </style:style>
    <style:style style:name="P12" style:family="paragraph" style:parent-style-name="Standard">
      <style:text-properties style:font-name="Consolas" fo:font-size="9pt" officeooo:rsid="0020d2e2" officeooo:paragraph-rsid="0020d2e2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3e6b" style:font-weight-asian="bold" style:font-weight-complex="bold"/>
    </style:style>
    <style:style style:name="T3" style:family="text">
      <style:text-properties officeooo:rsid="001d973c"/>
    </style:style>
    <style:style style:name="T4" style:family="text">
      <style:text-properties officeooo:rsid="0020d2e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0d2e2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d2e2"/>
    </style:style>
    <style:style style:name="T9" style:family="text">
      <style:text-properties officeooo:rsid="00267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4">A travé<text:span text:style-name="T3">s </text:span>de Comp<text:span text:style-name="T3">ass</text:span> de MongoDB, accede al archivo MOVIES dentro de la bases de datos de SAMPLE_MFLIX dentro de las colecciones que ofrece la aplicación por defecto. </text:p>
      <text:p text:style-name="P3"/>
      <text:p text:style-name="P4">Realiza las siguientes consultas aplicando los filtros pertinentes en el cuadro de texto.</text:p>
      <text:p text:style-name="P2"/>
      <text:p text:style-name="P5">Ejercicio 1.- Busca las películas de género Drama.</text:p>
      <text:p text:style-name="P7"/>
      <text:p text:style-name="P9">{genres:{$eq:"Drama"}}</text:p>
      <text:p text:style-name="P11"/>
      <text:p text:style-name="P2"><text:span text:style-name="T1">Ejercicio 2.- </text:span>Busca las películas de género Drama y Fantasy.</text:p>
      <text:p text:style-name="P8"/>
      <text:p text:style-name="P9">{$and:[<text:line-break/>{genres:{$eq:"Drama"}},<text:line-break/>{genres:{$eq:"Fantasy"}}<text:line-break/>]}</text:p>
      <text:p text:style-name="P2"><text:span text:style-name="T1"/></text:p>
      <text:p text:style-name="P2"><text:span text:style-name="T1">Ejercicio 3.-</text:span> Busca las películas de género Drama o Action.</text:p>
      <text:p text:style-name="P8"/>
      <text:p text:style-name="P9">{$or:[<text:line-break/>{genres:{$eq:"Drama"}},<text:line-break/>{genres:{$eq:"Action"}}<text:line-break/>]}</text:p>
      <text:p text:style-name="P2"><text:span text:style-name="T1"/></text:p>
      <text:p text:style-name="P2"><text:span text:style-name="T1">Ejercicio </text:span><text:span text:style-name="T2">4</text:span><text:span text:style-name="T1">.-</text:span> Busca las películas de género distinto a Drama o Action.</text:p>
      <text:p text:style-name="P8"/>
      <text:p text:style-name="P9">{genres:{$nin:["Drama", "Action"]}}</text:p>
      <text:p text:style-name="P2"><text:span text:style-name="T1"/></text:p>
      <text:p text:style-name="P2"><text:span text:style-name="T1">Ejercicio </text:span><text:span text:style-name="T2">5</text:span><text:span text:style-name="T1">.- </text:span>Busca las películas con una duración mayor que 120.</text:p>
      <text:p text:style-name="P8"/>
      <text:p text:style-name="P12">{<text:span text:style-name="T9">runtime</text:span>:{$gt:120}}</text:p>
      <text:p text:style-name="P2"><text:span text:style-name="T1"/></text:p>
      <text:p text:style-name="P2"><text:span text:style-name="T1">Ejercicio </text:span><text:span text:style-name="T2">6.</text:span><text:span text:style-name="T1">-</text:span> Busca las películas que tengan una nota mayor que 80 en Metacritic.</text:p>
      <text:p text:style-name="P8"/>
      <text:p text:style-name="P9">{“<text:span text:style-name="T9">metacritic”</text:span>:{$gt:80}}</text:p>
      <text:p text:style-name="P2"><text:span text:style-name="T1"/></text:p>
      <text:p text:style-name="P2"><text:span text:style-name="T1">Ejercicio </text:span><text:span text:style-name="T2">7</text:span><text:span text:style-name="T1">.-</text:span> Busca las películas que tengan una nota menor que 80 en Metacritic.</text:p>
      <text:p text:style-name="P8"/>
      <text:p text:style-name="P10">{“<text:span text:style-name="T9">metacritic”</text:span>:{$<text:span text:style-name="T4">lt</text:span>:80}}</text:p>
      <text:p text:style-name="P2"><text:span text:style-name="T1"/></text:p>
      <text:p text:style-name="P2"><text:span text:style-name="T1">Ejercicio </text:span><text:span text:style-name="T2">8.</text:span><text:span text:style-name="T1">-</text:span> Busca las películas que tengan una igual a 80 en Metacritic.</text:p>
      <text:p text:style-name="P8"/>
      <text:p text:style-name="P10">{“<text:span text:style-name="T9">metacritic”</text:span>:{$<text:span text:style-name="T4">eq</text:span>:80}}</text:p>
      <text:p text:style-name="P2"><text:span text:style-name="T1"/></text:p>
      <text:p text:style-name="P2"><text:span text:style-name="T1">Ejercicio </text:span><text:span text:style-name="T2">9</text:span><text:span text:style-name="T1">.- </text:span>Busca las películas que tengan una mayor o igual a 80 en Metacritic.</text:p>
      <text:p text:style-name="P8"/>
      <text:p text:style-name="P10">{“<text:span text:style-name="T9">metacritic”</text:span>:{$gt<text:span text:style-name="T4">e</text:span>:80}}</text:p>
      <text:p text:style-name="P2"><text:span text:style-name="T1"/></text:p>
      <text:p text:style-name="P2"><text:span text:style-name="T1">Ejercicio </text:span><text:span text:style-name="T2">10.</text:span><text:span text:style-name="T1">- </text:span>Busca las películas que tengan una menor o igual a 80 en Metacritic.</text:p>
      <text:p text:style-name="P8"/>
      <text:p text:style-name="P10">{“<text:span text:style-name="T9">metacritic”</text:span>:{$<text:span text:style-name="T8">l</text:span><text:span text:style-name="T7">t</text:span><text:span text:style-name="T8">e</text:span>:80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9T19:12:07.795000000</dc:date>
    <meta:editing-duration>PT23M27S</meta:editing-duration>
    <meta:editing-cycles>9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3" meta:word-count="183" meta:character-count="1296" meta:non-whitespace-character-count="1135"/>
  </office:meta>
</office:document-meta>
</file>